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13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13 Shebat 5628</text:p>
      <text:p text:style-name="P2">Date (derived from Gregorian calendar)<text:tab/>5 February 1868</text:p>
      <text:p text:style-name="P2">Month<text:tab/><text:tab/><text:tab/><text:tab/><text:tab/><text:tab/>February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[Hebrew]</text:span></text:p>
      <text:p text:style-name="P2"><text:span text:style-name="T1"/></text:p>
      <text:p text:style-name="P2"><text:span text:style-name="T1">[Page 2]</text:span></text:p>
      <text:p text:style-name="P2"><text:span text:style-name="T1">The bearer of this certificate (Mrs. Jaretzky) has for some time/ shown great anxiety to be admitted into our holy faith./ <text:s/>We delayed to comply with her wish, in order to ascertain/ if she was prompted only by sincerity. <text:s/>Having obtained/ proofs to that effect, we at length resolved to let/ her undergo the necessary ablution, together with/ her young son and daughter. <text:s/>The following are/ the names which they assumed. <text:s/>The mother was/ called ..., the son .... and the daughter ..../</text:span></text:p>
      <text:p text:style-name="P2"><text:span text:style-name="T1">Philadelphia 13</text:span><text:span text:style-name="T2">th</text:span><text:span text:style-name="T1"> Shebat 5628/</text:span></text:p>
      <text:p text:style-name="P2"><text:span text:style-name="T1"><text:tab/>February 5</text:span><text:span text:style-name="T2">th</text:span><text:span text:style-name="T1"> 1868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10:17:07</meta:creation-date>
    <dc:date>2009-04-30T10:20:41</dc:date>
    <dc:language>en-US</dc:language>
    <meta:editing-cycles>2</meta:editing-cycles>
    <meta:editing-duration>PT3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253" meta:character-count="1835"/>
  </office:meta>
</office:document-meta>
</file>